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2874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1.439in"/>
    </style:style>
    <style:style style:name="co11" style:family="table-column">
      <style:table-column-properties fo:break-before="auto" style:column-width="1.1339in"/>
    </style:style>
    <style:style style:name="co12" style:family="table-column">
      <style:table-column-properties fo:break-before="auto" style:column-width="0.9709in"/>
    </style:style>
    <style:style style:name="co13" style:family="table-column">
      <style:table-column-properties fo:break-before="auto" style:column-width="0.4701in"/>
    </style:style>
    <style:style style:name="co14" style:family="table-column">
      <style:table-column-properties fo:break-before="auto" style:column-width="1.5256in"/>
    </style:style>
    <style:style style:name="co15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10800" calcext:value-type="float">
            <text:p>10800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style-name="ce3"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5904" calcext:value-type="float">
            <text:p>59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.68" calcext:value-type="float">
            <text:p>10.68</text:p>
          </table:table-cell>
          <table:table-cell office:value-type="float" office:value="0.375208333333333" calcext:value-type="float">
            <text:p>0.375208333333333</text:p>
          </table:table-cell>
          <table:table-cell office:value-type="float" office:value="0.355541666666667" calcext:value-type="float">
            <text:p>0.355541666666667</text:p>
          </table:table-cell>
          <table:table-cell office:value-type="float" office:value="0.39725" calcext:value-type="float">
            <text:p>0.39725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57.9" calcext:value-type="float">
            <text:p>57.9</text:p>
          </table:table-cell>
          <table:table-cell office:value-type="float" office:value="0.596" calcext:value-type="float">
            <text:p>0.596</text:p>
          </table:table-cell>
          <table:table-cell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ffinity Propagation</text:p>
          </table:table-cell>
          <table:table-cell office:value-type="float" office:value="558.1" calcext:value-type="float">
            <text:p>558.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Sample: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anshift</text:p>
          </table:table-cell>
          <table:table-cell table:number-columns-repeated="7"/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pectral Clustering</text:p>
          </table:table-cell>
          <table:table-cell office:value-type="float" office:value="1334.91" calcext:value-type="float">
            <text:p>1334.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rd's Method</text:p>
          </table:table-cell>
          <table:table-cell office:value-type="float" office:value="1613.21" calcext:value-type="float">
            <text:p>1613.21</text:p>
          </table:table-cell>
          <table:table-cell office:value-type="float" office:value="0.392" calcext:value-type="float">
            <text:p>0.3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124.906856" calcext:value-type="float">
            <text:p>124.90685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2.96" calcext:value-type="float">
            <text:p>12.9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61" calcext:value-type="float">
            <text:p>0.46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Runtime (s)</text:p>
          </table:table-cell>
          <table:table-cell table:style-name="ce6" office:value-type="string" calcext:value-type="string">
            <text:p>V-Measure</text:p>
          </table:table-cell>
          <table:table-cell table:style-name="ce6" office:value-type="string" calcext:value-type="string">
            <text:p>Homogeneity</text:p>
          </table:table-cell>
          <table:table-cell table:style-name="ce6" office:value-type="string" calcext:value-type="string">
            <text:p>Completeness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53908" calcext:value-type="float">
            <text:p>53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11319" calcext:value-type="float">
            <text:p>113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0.92" calcext:value-type="float">
            <text:p>30.92</text:p>
          </table:table-cell>
          <table:table-cell office:value-type="float" office:value="0.35" calcext:value-type="float">
            <text:p>0.3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1088.719425" calcext:value-type="float">
            <text:p>1088.719425</text:p>
          </table:table-cell>
          <table:table-cell table:style-name="ce3" office:value-type="float" office:value="0.601" calcext:value-type="float">
            <text:p>0.601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7"/>
          <table:table-cell table:style-name="ce7" office:value-type="string" calcext:value-type="string">
            <text:p>Sample: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1924.728786" calcext:value-type="float">
            <text:p>1924.72878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55.99" calcext:value-type="float">
            <text:p>155.99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7.28" calcext:value-type="float">
            <text:p>7.28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7.13" calcext:value-type="float">
            <text:p>17.1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Runtime (s)</text:p>
          </table:table-cell>
          <table:table-cell table:style-name="ce6" office:value-type="string" calcext:value-type="string">
            <text:p>V-Measure</text:p>
          </table:table-cell>
          <table:table-cell table:style-name="ce6" office:value-type="string" calcext:value-type="string">
            <text:p>Homogeneity</text:p>
          </table:table-cell>
          <table:table-cell table:style-name="ce6" office:value-type="string" calcext:value-type="string">
            <text:p>Completeness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106908" calcext:value-type="float">
            <text:p>106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11416" calcext:value-type="float">
            <text:p>114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0.8403611" calcext:value-type="float">
            <text:p>40.8403611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2835.578487" calcext:value-type="float">
            <text:p>2835.578487</text:p>
          </table:table-cell>
          <table:table-cell table:style-name="ce3"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7"/>
          <table:table-cell table:style-name="ce7" office:value-type="string" calcext:value-type="string">
            <text:p>Sample: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329.007626" calcext:value-type="float">
            <text:p>329.00762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14.930016" calcext:value-type="float">
            <text:p>14.93001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28.610894s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5"/>
        </table:table-row>
      </table:table>
      <table:table table:name="Sheet2" table:style-name="ta1">
        <table:shapes>
          <draw:frame draw:z-index="0" draw:style-name="gr1" draw:text-style-name="P1" svg:width="10.7252in" svg:height="5.0512in" svg:x="4.4669in" svg:y="2.5724in">
            <draw:object draw:notify-on-update-of-ranges="Sheet2.E5:Sheet2.E5 Sheet2.F5:Sheet2.O5 Sheet2.E6:Sheet2.E6 Sheet2.F6:Sheet2.O6 Sheet2.E7:Sheet2.E7 Sheet2.F7:Sheet2.O7 Sheet2.E8:Sheet2.E8 Sheet2.F8:Sheet2.O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7252in" svg:height="5.0512in" svg:x="4.478in" svg:y="7.822in">
            <draw:object draw:notify-on-update-of-ranges="Sheet2.F10:Sheet2.O10 Sheet2.E11:Sheet2.E11 Sheet2.F11:Sheet2.O11 Sheet2.E12:Sheet2.E12 Sheet2.F12:Sheet2.O12 Sheet2.E13:Sheet2.E13 Sheet2.F13:Sheet2.O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Default"/>
          <table:table-cell/>
          <table:table-cell table:style-name="ce12"/>
          <table:table-cell table:number-columns-repeated="9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10.68" calcext:value-type="float">
            <text:p>10.68</text:p>
          </table:table-cell>
          <table:table-cell table:style-name="ce4" office:value-type="float" office:value="0.375208333333333" calcext:value-type="float">
            <text:p>0.375208333333333</text:p>
          </table:table-cell>
          <table:table-cell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0.596" calcext:value-type="float">
            <text:p>0.596</text:p>
          </table:table-cell>
          <table:table-cell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ffinity Propagation</text:p>
          </table:table-cell>
          <table:table-cell table:style-name="ce3" office:value-type="float" office:value="558.1" calcext:value-type="float">
            <text:p>558.1</text:p>
          </table:table-cell>
          <table:table-cell table:style-name="ce3" office:value-type="float" office:value="0.158" calcext:value-type="float">
            <text:p>0.158</text:p>
          </table:table-cell>
          <table:table-cell/>
          <table:table-cell table:style-name="ce9" office:value-type="string" calcext:value-type="string">
            <text:p>Runtime</text:p>
          </table:table-cell>
          <table:table-cell table:style-name="ce13" office:value-type="string" calcext:value-type="string">
            <text:p>Kmeans</text:p>
          </table:table-cell>
          <table:table-cell table:style-name="ce13" office:value-type="string" calcext:value-type="string">
            <text:p>DBSCAN</text:p>
          </table:table-cell>
          <table:table-cell table:style-name="ce13" office:value-type="string" calcext:value-type="string">
            <text:p>Affinity Propagation</text:p>
          </table:table-cell>
          <table:table-cell table:style-name="ce13" office:value-type="string" calcext:value-type="string">
            <text:p>Spectral Clustering</text:p>
          </table:table-cell>
          <table:table-cell table:style-name="ce13" office:value-type="string" calcext:value-type="string">
            <text:p>Ward's Method</text:p>
          </table:table-cell>
          <table:table-cell table:style-name="ce13" office:value-type="string" calcext:value-type="string">
            <text:p>Naive Bayes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-Nearest Neighbors</text:p>
          </table:table-cell>
          <table:table-cell table:style-name="ce13" office:value-type="string" calcext:value-type="string">
            <text:p>Random Forest</text:p>
          </table:table-cell>
          <table:table-cell table:style-name="ce13"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Meanshift</text:p>
          </table:table-cell>
          <table:table-cell table:style-name="ce3"/>
          <table:table-cell table:style-name="ce4"/>
          <table:table-cell/>
          <table:table-cell table:style-name="ce10" office:value-type="string" calcext:value-type="string">
            <text:p>Small (10k points x 5k attrb.)</text:p>
          </table:table-cell>
          <table:table-cell table:style-name="ce4" office:value-type="float" office:value="10.68" calcext:value-type="float">
            <text:p>10.68</text:p>
          </table:table-cell>
          <table:table-cell table:style-name="ce4" office:value-type="float" office:value="57.9" calcext:value-type="float">
            <text:p>57.9</text:p>
          </table:table-cell>
          <table:table-cell table:style-name="ce4" office:value-type="float" office:value="558.1" calcext:value-type="float">
            <text:p>558.1</text:p>
          </table:table-cell>
          <table:table-cell table:style-name="ce4" office:value-type="float" office:value="1334.91" calcext:value-type="float">
            <text:p>1334.91</text:p>
          </table:table-cell>
          <table:table-cell table:style-name="ce4" office:value-type="float" office:value="1613.21" calcext:value-type="float">
            <text:p>1613.21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2.96" calcext:value-type="float">
            <text:p>12.96</text:p>
          </table:table-cell>
          <table:table-cell table:style-name="ce4" office:value-type="float" office:value="124.906856" calcext:value-type="float">
            <text:p>124.906856</text:p>
          </table:table-cell>
          <table:table-cell/>
        </table:table-row>
        <table:table-row table:style-name="ro1">
          <table:table-cell office:value-type="string" calcext:value-type="string">
            <text:p>Spectral Clustering</text:p>
          </table:table-cell>
          <table:table-cell table:style-name="ce3" office:value-type="float" office:value="1334.91" calcext:value-type="float">
            <text:p>1334.91</text:p>
          </table:table-cell>
          <table:table-cell table:style-name="ce3" office:value-type="float" office:value="0.392" calcext:value-type="float">
            <text:p>0.392</text:p>
          </table:table-cell>
          <table:table-cell/>
          <table:table-cell table:style-name="ce10" office:value-type="string" calcext:value-type="string">
            <text:p>Medium (50k points x 11k attrb.)</text:p>
          </table:table-cell>
          <table:table-cell table:style-name="ce4" office:value-type="float" office:value="30.92" calcext:value-type="float">
            <text:p>30.92</text:p>
          </table:table-cell>
          <table:table-cell table:style-name="ce4" office:value-type="float" office:value="1088.72" calcext:value-type="float">
            <text:p>1088.7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17.13" calcext:value-type="float">
            <text:p>17.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55.99" calcext:value-type="float">
            <text:p>155.99</text:p>
          </table:table-cell>
          <table:table-cell table:style-name="ce4" office:value-type="float" office:value="1924.728786" calcext:value-type="float">
            <text:p>1924.728786</text:p>
          </table:table-cell>
          <table:table-cell/>
        </table:table-row>
        <table:table-row table:style-name="ro1">
          <table:table-cell office:value-type="string" calcext:value-type="string">
            <text:p>Ward's Method</text:p>
          </table:table-cell>
          <table:table-cell table:style-name="ce3" office:value-type="float" office:value="1613.21" calcext:value-type="float">
            <text:p>1613.21</text:p>
          </table:table-cell>
          <table:table-cell table:style-name="ce3" office:value-type="float" office:value="0.392" calcext:value-type="float">
            <text:p>0.392</text:p>
          </table:table-cell>
          <table:table-cell/>
          <table:table-cell table:style-name="ce10" office:value-type="string" calcext:value-type="string">
            <text:p>Big (100k points x 11k attrb.)</text:p>
          </table:table-cell>
          <table:table-cell table:style-name="ce4" office:value-type="float" office:value="40.84" calcext:value-type="float">
            <text:p>40.84</text:p>
          </table:table-cell>
          <table:table-cell table:style-name="ce4" office:value-type="float" office:value="2835.578487" calcext:value-type="float">
            <text:p>2835.578487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4.930016" calcext:value-type="float">
            <text:p>14.930016</text:p>
          </table:table-cell>
          <table:table-cell table:style-name="ce4" office:value-type="float" office:value="28.610894" calcext:value-type="float">
            <text:p>28.61089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29.007626" calcext:value-type="float">
            <text:p>329.007626</text:p>
          </table:table-cell>
          <table:table-cell table:style-name="ce3" office:value-type="float" office:value="4044.60039" calcext:value-type="float">
            <text:p>4044.60039</text:p>
          </table:table-cell>
          <table:table-cell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3"/>
          <table:table-cell table:number-columns-repeated="2"/>
          <table:table-cell table:style-name="ce11"/>
          <table:table-cell table:style-name="ce4" table:number-columns-repeated="7"/>
          <table:table-cell/>
          <table:table-cell table:style-name="ce4"/>
          <table:table-cell table:style-name="ce14"/>
          <table:table-cell table:style-name="ce4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float" office:value="124.906856" calcext:value-type="float">
            <text:p>124.906856</text:p>
          </table:table-cell>
          <table:table-cell table:style-name="ce4" office:value-type="float" office:value="0.287" calcext:value-type="float">
            <text:p>0.287</text:p>
          </table:table-cell>
          <table:table-cell/>
          <table:table-cell table:style-name="ce9" office:value-type="string" calcext:value-type="string">
            <text:p>Performance</text:p>
          </table:table-cell>
          <table:table-cell table:style-name="ce13" office:value-type="string" calcext:value-type="string">
            <text:p>Kmeans</text:p>
          </table:table-cell>
          <table:table-cell table:style-name="ce13" office:value-type="string" calcext:value-type="string">
            <text:p>DBSCAN</text:p>
          </table:table-cell>
          <table:table-cell table:style-name="ce13" office:value-type="string" calcext:value-type="string">
            <text:p>Affinity Propagation</text:p>
          </table:table-cell>
          <table:table-cell table:style-name="ce13" office:value-type="string" calcext:value-type="string">
            <text:p>Spectral Clustering</text:p>
          </table:table-cell>
          <table:table-cell table:style-name="ce13" office:value-type="string" calcext:value-type="string">
            <text:p>Ward's Method</text:p>
          </table:table-cell>
          <table:table-cell table:style-name="ce13" office:value-type="string" calcext:value-type="string">
            <text:p>Naive Bayes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-Nearest Neighbors</text:p>
          </table:table-cell>
          <table:table-cell table:style-name="ce13" office:value-type="string" calcext:value-type="string">
            <text:p>Random Forest</text:p>
          </table:table-cell>
          <table:table-cell table:style-name="ce13"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2.96" calcext:value-type="float">
            <text:p>12.96</text:p>
          </table:table-cell>
          <table:table-cell table:style-name="ce3" office:value-type="float" office:value="0.461" calcext:value-type="float">
            <text:p>0.461</text:p>
          </table:table-cell>
          <table:table-cell/>
          <table:table-cell table:style-name="ce10" office:value-type="string" calcext:value-type="string">
            <text:p>Small (10k points x 5k attrb.)</text:p>
          </table:table-cell>
          <table:table-cell table:style-name="ce4" office:value-type="float" office:value="0.375208333333333" calcext:value-type="float">
            <text:p>0.375208333333333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0.158" calcext:value-type="float">
            <text:p>0.158</text:p>
          </table:table-cell>
          <table:table-cell table:number-columns-repeated="2" table:style-name="ce3" office:value-type="float" office:value="0.392" calcext:value-type="float">
            <text:p>0.392</text:p>
          </table:table-cell>
          <table:table-cell table:style-name="ce4" office:value-type="float" office:value="0.507" calcext:value-type="float">
            <text:p>0.507</text:p>
          </table:table-cell>
          <table:table-cell table:style-name="ce4" office:value-type="float" office:value="0.687" calcext:value-type="float">
            <text:p>0.687</text:p>
          </table:table-cell>
          <table:table-cell table:style-name="ce4" office:value-type="float" office:value="0.041" calcext:value-type="float">
            <text:p>0.041</text:p>
          </table:table-cell>
          <table:table-cell table:style-name="ce4" office:value-type="float" office:value="0.461" calcext:value-type="float">
            <text:p>0.461</text:p>
          </table:table-cell>
          <table:table-cell table:style-name="ce4" office:value-type="float" office:value="0.287" calcext:value-type="float">
            <text:p>0.287</text:p>
          </table:table-cell>
          <table:table-cell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07" calcext:value-type="float">
            <text:p>0.507</text:p>
          </table:table-cell>
          <table:table-cell/>
          <table:table-cell table:style-name="ce10" office:value-type="string" calcext:value-type="string">
            <text:p>Medium (50k points x 11k attrb.)</text:p>
          </table:table-cell>
          <table:table-cell table:style-name="ce4" office:value-type="float" office:value="0.35" calcext:value-type="float">
            <text:p>0.35</text:p>
          </table:table-cell>
          <table:table-cell table:style-name="ce3" office:value-type="float" office:value="0.601" calcext:value-type="float">
            <text:p>0.601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.486" calcext:value-type="float">
            <text:p>0.486</text:p>
          </table:table-cell>
          <table:table-cell table:style-name="ce4" office:value-type="float" office:value="0.718" calcext:value-type="float">
            <text:p>0.71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K-Nearest Neighbor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41" calcext:value-type="float">
            <text:p>0.041</text:p>
          </table:table-cell>
          <table:table-cell/>
          <table:table-cell table:style-name="ce10" office:value-type="string" calcext:value-type="string">
            <text:p>Big (100k points x 11k attrb.)</text:p>
          </table:table-cell>
          <table:table-cell table:style-name="ce4" office:value-type="float" office:value="0.2892" calcext:value-type="float">
            <text:p>0.2892</text:p>
          </table:table-cell>
          <table:table-cell table:style-name="ce3" office:value-type="float" office:value="0.576" calcext:value-type="float">
            <text:p>0.576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0.435" calcext:value-type="float">
            <text:p>0.435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512" calcext:value-type="float">
            <text:p>0.512</text:p>
          </table:table-cell>
          <table:table-cell table:style-name="ce3"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0.687" calcext:value-type="float">
            <text:p>0.687</text:p>
          </table:table-cell>
          <table:table-cell/>
          <table:table-cell table:style-name="ce5" table:number-columns-repeated="4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30.92" calcext:value-type="float">
            <text:p>30.92</text:p>
          </table:table-cell>
          <table:table-cell table:style-name="ce4" office:value-type="float" office:value="0.35" calcext:value-type="float">
            <text:p>0.35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1088.719425" calcext:value-type="float">
            <text:p>1088.719425</text:p>
          </table:table-cell>
          <table:table-cell table:style-name="ce3" office:value-type="float" office:value="0.601" calcext:value-type="float">
            <text:p>0.60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Meanshift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Spectral Clustering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Ward's Method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5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4" office:value-type="float" office:value="1924.728786" calcext:value-type="float">
            <text:p>1924.728786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Default"/>
          <table:table-cell table:style-name="ce12" table:number-columns-repeated="2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55.99" calcext:value-type="float">
            <text:p>155.99</text:p>
          </table:table-cell>
          <table:table-cell table:style-name="ce3" office:value-type="float" office:value="0.504" calcext:value-type="float">
            <text:p>0.504</text:p>
          </table:table-cell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7.28" calcext:value-type="float">
            <text:p>7.28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table:style-name="ce8" office:value-type="string" calcext:value-type="string">
            <text:p>K-Nearest Neighbors</text:p>
          </table:table-cell>
          <table:table-cell table:style-name="ce3" table:number-columns-repeated="2"/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7.13" calcext:value-type="float">
            <text:p>17.13</text:p>
          </table:table-cell>
          <table:table-cell table:style-name="ce3" office:value-type="float" office:value="0.718" calcext:value-type="float">
            <text:p>0.718</text:p>
          </table:table-cell>
          <table:table-cell/>
          <table:table-cell table:style-name="ce5"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style-name="ce5"/>
          <table:table-cell table:style-name="ce12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 table:number-columns-repeated="4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40.8403611" calcext:value-type="float">
            <text:p>40.8403611</text:p>
          </table:table-cell>
          <table:table-cell table:style-name="ce4" office:value-type="float" office:value="0.2892" calcext:value-type="float">
            <text:p>0.2892</text:p>
          </table:table-cell>
          <table:table-cell table:style-name="ce3"/>
          <table:table-cell table:number-columns-repeated="3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2835.578487" calcext:value-type="float">
            <text:p>2835.578487</text:p>
          </table:table-cell>
          <table:table-cell table:style-name="ce3" office:value-type="float" office:value="0.576" calcext:value-type="float">
            <text:p>0.576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Meanshift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Spectral Clustering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Ward's Method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4044.60039" calcext:value-type="float">
            <text:p>4044.60039</text:p>
          </table:table-cell>
          <table:table-cell table:style-name="ce3" office:value-type="float" office:value="0.415" calcext:value-type="float">
            <text:p>0.415</text:p>
          </table:table-cell>
          <table:table-cell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329.007626" calcext:value-type="float">
            <text:p>329.007626</text:p>
          </table:table-cell>
          <table:table-cell table:style-name="ce3" office:value-type="float" office:value="0.512" calcext:value-type="float">
            <text:p>0.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14.930016" calcext:value-type="float">
            <text:p>14.930016</text:p>
          </table:table-cell>
          <table:table-cell table:style-name="ce3" office:value-type="float" office:value="0.435" calcext:value-type="float">
            <text:p>0.43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K-Nearest Neighbo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28.610894" calcext:value-type="float">
            <text:p>28.610894</text:p>
          </table:table-cell>
          <table:table-cell table:style-name="ce3" office:value-type="float" office:value="0.71" calcext:value-type="float">
            <text:p>0.71</text:p>
          </table:table-cell>
          <table:table-cell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shapes>
          <draw:frame draw:z-index="0" draw:style-name="gr1" draw:text-style-name="P1" svg:width="10.2in" svg:height="5.6902in" svg:x="0.7244in" svg:y="0.0311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0:46:23.71773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9T00:53:55.471445885</meta:creation-date>
    <dc:date>2014-05-09T18:00:17.510413222</dc:date>
    <dc:creator>Michel Rouly</dc:creator>
    <meta:editing-duration>PT8H19M47S</meta:editing-duration>
    <meta:editing-cycles>38</meta:editing-cycles>
    <meta:generator>LibreOffice/4.2.3.3$Linux_X86_64 LibreOffice_project/420m0$Build-3</meta:generator>
    <meta:document-statistic meta:table-count="3" meta:cell-count="4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text-overlap="true" chart:reverse-direction="false" text:line-break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3cm" svg:height="12.831cm" xlink:href=".." xlink:type="simple" chart:class="chart:bar" chart:style-name="ch1">
        <chart:title svg:x="6.219cm" svg:y="0.392cm" chart:style-name="ch2">
          <text:p>Runtime on Various Sizes of Datasets</text:p>
        </chart:title>
        <chart:subtitle svg:x="11.568cm" svg:y="1.47cm" chart:style-name="ch3">
          <text:p>(Logarithmic Scale)</text:p>
        </chart:subtitle>
        <chart:legend svg:x="3.379cm" svg:y="2.482cm" style:legend-expansion="custom" chartooo:width="22.94cm" chartooo:height="1.175cm" style:legend-expansion-aspect-ratio="19.5234042553192" chart:style-name="ch4"/>
        <chart:plot-area chart:style-name="ch5" table:cell-range-address="Sheet2.E5:Sheet2.O8" chart:data-source-has-labels="both" svg:x="1.855cm" svg:y="3.127cm" svg:width="24.148cm" svg:height="8.907cm">
          <chartooo:coordinate-region svg:x="3.905cm" svg:y="3.392cm" svg:width="22.098cm" svg:height="5.211cm"/>
          <chart:axis chart:dimension="x" chart:name="primary-x" chart:style-name="ch6" chartooo:axis-type="auto">
            <chartooo:date-scale/>
            <chart:categories table:cell-range-address="Sheet2.F5:Sheet2.O5"/>
          </chart:axis>
          <chart:axis chart:dimension="y" chart:name="primary-y" chart:style-name="ch7">
            <chart:title svg:x="0.317cm" svg:y="7.552cm" chart:style-name="ch8">
              <text:p>Runtime in Seconds</text:p>
            </chart:title>
            <chart:grid chart:style-name="ch9" chart:class="major"/>
          </chart:axis>
          <chart:series chart:style-name="ch10" chart:values-cell-range-address="Sheet2.F6:Sheet2.O6" chart:label-cell-address="Sheet2.E6:Sheet2.E6" chart:class="chart:bar">
            <chart:data-point chart:repeated="10"/>
          </chart:series>
          <chart:series chart:style-name="ch11" chart:values-cell-range-address="Sheet2.F7:Sheet2.O7" chart:label-cell-address="Sheet2.E7:Sheet2.E7" chart:class="chart:bar">
            <chart:data-point chart:repeated="10"/>
          </chart:series>
          <chart:series chart:style-name="ch12" chart:values-cell-range-address="Sheet2.F8:Sheet2.O8" chart:label-cell-address="Sheet2.E8:Sheet2.E8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  <draw:g>
                  <svg:desc>Sheet2.F5:Sheet2.O5</svg:desc>
                </draw:g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Random Forest</text:p>
              </table:table-cell>
              <table:table-cell office:value-type="string">
                <text:p>Decision Tree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  <draw:g>
                  <svg:desc>Sheet2.E6:Sheet2.E6</svg:desc>
                </draw:g>
              </table:table-cell>
              <table:table-cell office:value-type="float" office:value="10.68">
                <text:p>10.68</text:p>
                <draw:g>
                  <svg:desc>Sheet2.F6:Sheet2.O6</svg:desc>
                </draw:g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12.96">
                <text:p>12.96</text:p>
              </table:table-cell>
              <table:table-cell office:value-type="float" office:value="124.906856">
                <text:p>124.906856</text:p>
              </table:table-cell>
            </table:table-row>
            <table:table-row>
              <table:table-cell office:value-type="string">
                <text:p>Medium (50k points x 11k attrb.)</text:p>
                <draw:g>
                  <svg:desc>Sheet2.E7:Sheet2.E7</svg:desc>
                </draw:g>
              </table:table-cell>
              <table:table-cell office:value-type="float" office:value="30.92">
                <text:p>30.92</text:p>
                <draw:g>
                  <svg:desc>Sheet2.F7:Sheet2.O7</svg:desc>
                </draw:g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155.99">
                <text:p>155.99</text:p>
              </table:table-cell>
              <table:table-cell office:value-type="float" office:value="1924.728786">
                <text:p>1924.728786</text:p>
              </table:table-cell>
            </table:table-row>
            <table:table-row>
              <table:table-cell office:value-type="string">
                <text:p>Big (100k points x 11k attrb.)</text:p>
                <draw:g>
                  <svg:desc>Sheet2.E8:Sheet2.E8</svg:desc>
                </draw:g>
              </table:table-cell>
              <table:table-cell office:value-type="float" office:value="40.84">
                <text:p>40.84</text:p>
                <draw:g>
                  <svg:desc>Sheet2.F8:Sheet2.O8</svg:desc>
                </draw:g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329.007626">
                <text:p>329.007626</text:p>
              </table:table-cell>
              <table:table-cell office:value-type="float" office:value="4044.60039">
                <text:p>4044.60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text-overlap="true" chart:reverse-direction="false" text:line-break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aximum="1" chart:origin="0" chart:reverse-direction="false" text:line-break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3cm" svg:height="12.831cm" xlink:href=".." xlink:type="simple" chart:class="chart:bar" chart:style-name="ch1">
        <chart:title svg:x="3.031cm" svg:y="0.392cm" chart:style-name="ch2">
          <text:p>Homogeneity / Accuracy on Various Sizes of Datasets</text:p>
        </chart:title>
        <chart:subtitle svg:x="11.57cm" svg:y="1.47cm" chart:style-name="ch3">
          <text:p>(Given ground-truth labels)</text:p>
        </chart:subtitle>
        <chart:legend svg:x="3.379cm" svg:y="2.482cm" style:legend-expansion="custom" chartooo:width="22.94cm" chartooo:height="1.175cm" style:legend-expansion-aspect-ratio="19.5234042553192" chart:style-name="ch4"/>
        <chart:plot-area chart:style-name="ch5" table:cell-range-address="Sheet2.E10:Sheet2.O13" chart:data-source-has-labels="both" svg:x="1.366cm" svg:y="3.127cm" svg:width="24.636cm" svg:height="8.906cm">
          <chartooo:coordinate-region svg:x="2.464cm" svg:y="3.392cm" svg:width="23.538cm" svg:height="5.21cm"/>
          <chart:axis chart:dimension="x" chart:name="primary-x" chart:style-name="ch6" chartooo:axis-type="auto">
            <chartooo:date-scale/>
            <chart:categories table:cell-range-address="Sheet2.F10:Sheet2.O10"/>
          </chart:axis>
          <chart:axis chart:dimension="y" chart:name="primary-y" chart:style-name="ch7">
            <chart:title svg:x="0.319cm" svg:y="8.424cm" chart:style-name="ch8">
              <text:p>Homogeneity / Accuracy</text:p>
            </chart:title>
            <chart:grid chart:style-name="ch9" chart:class="major"/>
          </chart:axis>
          <chart:series chart:style-name="ch10" chart:values-cell-range-address="Sheet2.F11:Sheet2.O11" chart:label-cell-address="Sheet2.E11:Sheet2.E11" chart:class="chart:bar">
            <chart:data-point chart:repeated="10"/>
          </chart:series>
          <chart:series chart:style-name="ch11" chart:values-cell-range-address="Sheet2.F12:Sheet2.O12" chart:label-cell-address="Sheet2.E12:Sheet2.E12" chart:class="chart:bar">
            <chart:data-point chart:repeated="10"/>
          </chart:series>
          <chart:series chart:style-name="ch12" chart:values-cell-range-address="Sheet2.F13:Sheet2.O13" chart:label-cell-address="Sheet2.E13:Sheet2.E1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  <draw:g>
                  <svg:desc>Sheet2.F10:Sheet2.O10</svg:desc>
                </draw:g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Random Forest</text:p>
              </table:table-cell>
              <table:table-cell office:value-type="string">
                <text:p>Decision Tree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  <draw:g>
                  <svg:desc>Sheet2.E11:Sheet2.E11</svg:desc>
                </draw:g>
              </table:table-cell>
              <table:table-cell office:value-type="float" office:value="0.375208333333333">
                <text:p>0.375208333333333</text:p>
                <draw:g>
                  <svg:desc>Sheet2.F11:Sheet2.O11</svg:desc>
                </draw:g>
              </table:table-cell>
              <table:table-cell office:value-type="float" office:value="0.596">
                <text:p>0.596</text:p>
              </table:table-cell>
              <table:table-cell office:value-type="float" office:value="0.158">
                <text:p>0.158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507">
                <text:p>0.507</text:p>
              </table:table-cell>
              <table:table-cell office:value-type="float" office:value="0.687">
                <text:p>0.687</text:p>
              </table:table-cell>
              <table:table-cell office:value-type="float" office:value="0.041">
                <text:p>0.041</text:p>
              </table:table-cell>
              <table:table-cell office:value-type="float" office:value="0.461">
                <text:p>0.46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Medium (50k points x 11k attrb.)</text:p>
                <draw:g>
                  <svg:desc>Sheet2.E12:Sheet2.E12</svg:desc>
                </draw:g>
              </table:table-cell>
              <table:table-cell office:value-type="float" office:value="0.35">
                <text:p>0.35</text:p>
                <draw:g>
                  <svg:desc>Sheet2.F12:Sheet2.O12</svg:desc>
                </draw:g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">
                <text:p>0.486</text:p>
              </table:table-cell>
              <table:table-cell office:value-type="float" office:value="0.718">
                <text:p>0.718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ig (100k points x 11k attrb.)</text:p>
                <draw:g>
                  <svg:desc>Sheet2.E13:Sheet2.E13</svg:desc>
                </draw:g>
              </table:table-cell>
              <table:table-cell office:value-type="float" office:value="0.2892">
                <text:p>0.2892</text:p>
                <draw:g>
                  <svg:desc>Sheet2.F13:Sheet2.O13</svg:desc>
                </draw:g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">
                <text:p>0.435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0.415">
                <text:p>0.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CMU Sans Serif'" style:font-style-name="Bold" fo:font-size="20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4.454cm" xlink:href="." xlink:type="simple" chart:class="chart:bar" chart:style-name="ch1">
        <chart:title svg:x="6.665cm" svg:y="0.01cm" chart:style-name="ch2">
          <text:p>Runtime on Various Sizes of Datasets</text:p>
        </chart:title>
        <chart:subtitle svg:x="10.904cm" svg:y="0.846cm" chart:style-name="ch3">
          <text:p>(Logarithmic Scale)</text:p>
        </chart:subtitle>
        <chart:legend svg:x="2.633cm" svg:y="1.706cm" style:legend-expansion="custom" chartooo:width="21.817cm" chartooo:height="1.324cm" style:legend-expansion-aspect-ratio="16.4780966767372" chart:style-name="ch4"/>
        <chart:plot-area chart:style-name="ch5" chart:data-source-has-labels="both" svg:x="0.725cm" svg:y="2.489cm" svg:width="23.994cm" svg:height="11.6cm">
          <chartooo:coordinate-region svg:x="2.167cm" svg:y="2.754cm" svg:width="22.552cm" svg:height="7.904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2cm" svg:y="8.956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